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4409in"/>
    </style:style>
    <style:style style:name="co2" style:family="table-column">
      <style:table-column-properties fo:break-before="auto" style:column-width="0.5575in"/>
    </style:style>
    <style:style style:name="co3" style:family="table-column">
      <style:table-column-properties fo:break-before="auto" style:column-width="2.3154in"/>
    </style:style>
    <style:style style:name="co4" style:family="table-column">
      <style:table-column-properties fo:break-before="auto" style:column-width="0.889in"/>
    </style:style>
    <style:style style:name="ro1" style:family="table-row">
      <style:table-row-properties style:row-height="0.3311in" fo:break-before="auto" style:use-optimal-row-height="true"/>
    </style:style>
    <style:style style:name="ro2" style:family="table-row">
      <style:table-row-properties style:row-height="0.9535in" fo:break-before="auto" style:use-optimal-row-height="true"/>
    </style:style>
    <style:style style:name="ro3" style:family="table-row">
      <style:table-row-properties style:row-height="1.4193in" fo:break-before="auto" style:use-optimal-row-height="true"/>
    </style:style>
    <style:style style:name="ro4" style:family="table-row">
      <style:table-row-properties style:row-height="2.0417in" fo:break-before="auto" style:use-optimal-row-height="true"/>
    </style:style>
    <style:style style:name="ro5" style:family="table-row">
      <style:table-row-properties style:row-height="1.5752in" fo:break-before="auto" style:use-optimal-row-height="true"/>
    </style:style>
    <style:style style:name="ro6" style:family="table-row">
      <style:table-row-properties style:row-height="2.5075in" fo:break-before="auto" style:use-optimal-row-height="true"/>
    </style:style>
    <style:style style:name="ro7" style:family="table-row">
      <style:table-row-properties style:row-height="2.8189in" fo:break-before="auto" style:use-optimal-row-height="true"/>
    </style:style>
    <style:style style:name="ro8" style:family="table-row">
      <style:table-row-properties style:row-height="1.1091in" fo:break-before="auto" style:use-optimal-row-height="true"/>
    </style:style>
    <style:style style:name="ro9" style:family="table-row">
      <style:table-row-properties style:row-height="1.8862in" fo:break-before="auto" style:use-optimal-row-height="true"/>
    </style:style>
    <style:style style:name="ro10" style:family="table-row">
      <style:table-row-properties style:row-height="2.6634in" fo:break-before="auto" style:use-optimal-row-height="true"/>
    </style:style>
    <style:style style:name="ro11" style:family="table-row">
      <style:table-row-properties style:row-height="1.8516in" fo:break-before="auto" style:use-optimal-row-height="true"/>
    </style:style>
    <style:style style:name="ro12" style:family="table-row">
      <style:table-row-properties style:row-height="2.1555in" fo:break-before="auto" style:use-optimal-row-height="true"/>
    </style:style>
    <style:style style:name="ro13"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7" style:family="table-cell" style:parent-style-name="Default">
      <style:text-properties fo:font-weight="bold" style:font-weight-asian="bold" style:font-weight-complex="bold"/>
    </style:style>
    <style:style style:name="ce8" style:family="table-cell" style:parent-style-name="Default">
      <style:table-cell-properties fo:wrap-option="wrap" style:vertical-align="top"/>
    </style:style>
    <style:style style:name="ce9" style:family="table-cell" style:parent-style-name="Default">
      <style:table-cell-properties fo:wrap-option="wrap" style:vertical-align="top"/>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complex="Lohit Devanagari" style:language-asian="zh" style:country-asian="CN" fo:font-weight="normal" style:text-underline-style="none" style:text-underline-color="font-color" style:text-line-through-type="none" fo:font-style="normal" style:text-outline="false" fo:text-shadow="none" style:text-line-through-mode="continuous" fo:language="en" fo:country="US" style:language-complex="hi" style:country-complex="IN" style:font-name="Liberation Sans" style:text-overline-style="none" style:text-overline-color="font-color" style:font-name-asian="Noto Sans CJK SC" style:font-relief="none" style:text-emphasize="none" style:font-style-complex="normal" style:font-style-asian="normal" style:font-weight-complex="normal" style:font-weight-asian="normal" style:font-size-complex="10pt" style:font-size-asian="10pt" fo:font-size="10pt"/>
    </style:style>
    <style:style style:name="T4" style:family="text">
      <style:text-properties style:font-name-complex="Lohit Devanagari" style:language-asian="zh" style:country-asian="CN" style:text-underline-style="none" style:text-underline-color="font-color" style:text-line-through-type="none" fo:font-style="normal" style:text-outline="false" fo:text-shadow="none" style:text-line-through-mode="continuous" fo:language="en" fo:country="US" style:language-complex="hi" style:country-complex="IN" style:font-name="Liberation Sans" style:text-overline-style="none" style:text-overline-color="font-color" style:font-name-asian="Noto Sans CJK SC" style:font-relief="none" style:text-emphasize="none" style:font-style-complex="normal" style:font-style-asian="normal" style:font-size-complex="10pt" style:font-size-asian="10pt" fo:font-size="10pt" fo:font-weight="bold" style:font-weight-asian="bold" style:font-weight-complex="bold"/>
    </style:style>
    <style:style style:name="T5" style:family="text">
      <style:text-properties style:font-name-complex="Lohit Devanagari" style:language-asian="zh" style:country-asian="CN" style:text-underline-style="none" style:text-underline-color="font-color" style:text-line-through-type="none" fo:font-style="normal" style:text-outline="false" fo:text-shadow="none" style:text-line-through-mode="continuous" fo:language="en" fo:country="US" style:language-complex="hi" style:country-complex="IN" style:font-name="Liberation Sans" style:text-overline-style="none" style:text-overline-color="font-color" style:font-name-asian="Noto Sans CJK SC" style:font-relief="none" style:text-emphasize="none" style:font-style-complex="normal" style:font-style-asian="normal" style:font-size-complex="10pt" style:font-size-asian="10pt" fo:font-size="10pt" fo:font-weight="normal" style:font-weight-asian="normal" style:font-weight-complex="normal"/>
    </style:style>
    <style:style style:name="T6" style:family="text">
      <style:text-properties fo:font-size="10pt" style:font-name="Liberation Sans" style:font-relief="none" style:text-emphasize="none" style:font-style-complex="normal" style:font-style-asian="normal" style:font-weight-complex="normal" style:font-weight-asian="normal" style:font-size-complex="10pt" style:font-size-asian="10pt" style:font-name-complex="Lohit Devanagari" style:language-complex="hi" style:country-complex="IN" style:font-name-asian="Noto Sans CJK SC" style:language-asian="zh" style:country-asian="CN" fo:language="en" fo:country="US" style:text-line-through-mode="continuous" fo:text-shadow="none" style:text-outline="false" fo:font-style="normal" style:text-line-through-type="none" style:text-underline-style="none" style:text-underline-color="font-color" fo:font-weight="normal" style:text-overline-style="none" style:text-overline-color="font-color"/>
    </style:style>
    <style:style style:name="T7" style:family="text">
      <style:text-properties fo:font-size="10pt" style:font-name="Liberation Sans" style:font-relief="none" style:text-emphasize="none" style:font-style-complex="normal" style:font-style-asian="normal" style:font-size-complex="10pt" style:font-size-asian="10pt" style:font-name-complex="Lohit Devanagari" style:language-complex="hi" style:country-complex="IN" style:font-name-asian="Noto Sans CJK SC" style:language-asian="zh" style:country-asian="CN" fo:language="en" fo:country="US" style:text-line-through-mode="continuous" fo:text-shadow="none" style:text-outline="false" fo:font-style="normal" style:text-line-through-type="none" style:text-underline-style="none" style:text-underline-color="font-color" style:text-overline-style="none" style:text-overline-color="font-color" fo:font-weight="bold" style:font-weight-asian="bold" style:font-weight-complex="bold"/>
    </style:style>
    <style:style style:name="T8" style:family="text">
      <style:text-properties fo:font-style="normal" fo:font-size="10pt" fo:text-shadow="none" style:text-line-through-mode="continuous" fo:language="en" fo:country="US" style:font-relief="none" style:text-underline-style="none" style:text-underline-color="font-color" style:text-line-through-type="none" fo:font-weight="normal" style:text-outline="false" style:font-weight-complex="normal" style:language-complex="hi" style:country-complex="IN" style:font-name-asian="Noto Sans CJK SC" style:font-name-complex="Lohit Devanagari" style:text-emphasize="none" style:font-name="Liberation Sans" style:language-asian="zh" style:country-asian="CN" style:font-size-complex="10pt" style:font-weight-asian="normal" style:font-size-asian="10pt" style:font-style-asian="normal" style:font-style-complex="normal" style:text-overline-style="none" style:text-overline-color="font-color"/>
    </style:style>
    <style:style style:name="T9"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Lohit Devanagari" style:font-name-asian="Noto Sans CJK SC" style:font-name="Liberation Sans"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10" style:family="text">
      <style:text-properties style:font-name="Liberation Sans" style:font-relief="none" style:font-style-complex="normal" style:font-weight-complex="normal" style:font-size-complex="10pt" style:font-name-complex="Lohit Devanagari" style:language-complex="hi" style:country-complex="IN" fo:language="en" fo:country="US" fo:text-shadow="none" fo:font-style="normal" style:text-underline-style="none" style:text-underline-color="font-color" fo:font-size="10pt" style:font-size-asian="10pt" fo:font-weight="normal" style:text-line-through-type="none" style:text-outline="false" style:text-line-through-mode="continuous" style:language-asian="zh" style:country-asian="CN" style:font-name-asian="Noto Sans CJK SC" style:font-weight-asian="normal" style:font-style-asian="normal" style:text-emphasize="none" style:text-overline-style="none" style:text-overline-color="font-color"/>
    </style:style>
    <style:style style:name="T11" style:family="text">
      <style:text-properties fo:font-weight="normal" style:font-weight-asian="normal" style:font-weight-complex="normal"/>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number-columns-repeated="7" table:default-cell-style-name="ce8"/>
        <table:table-column table:style-name="co2" table:number-columns-repeated="2" table:default-cell-style-name="ce8"/>
        <table:table-column table:style-name="co3" table:number-columns-repeated="12" table:default-cell-style-name="ce8"/>
        <table:table-column table:style-name="co4" table:number-columns-repeated="1003" table:default-cell-style-name="ce8"/>
        <table:table-row table:style-name="ro1">
          <table:table-cell table:style-name="ce7" office:value-type="string" calcext:value-type="string">
            <text:p>Isaiah</text:p>
          </table:table-cell>
          <table:table-cell table:style-name="ce7" office:value-type="string" calcext:value-type="string">
            <text:p>Jeremiah</text:p>
          </table:table-cell>
          <table:table-cell table:style-name="ce7" office:value-type="string" calcext:value-type="string">
            <text:p>Lamentations</text:p>
          </table:table-cell>
          <table:table-cell table:style-name="ce7" office:value-type="string" calcext:value-type="string">
            <text:p>Ezekiel</text:p>
          </table:table-cell>
          <table:table-cell table:style-name="ce7" office:value-type="string" calcext:value-type="string">
            <text:p>Daniel</text:p>
          </table:table-cell>
          <table:table-cell table:style-name="ce7" office:value-type="string" calcext:value-type="string">
            <text:p>Zechariah</text:p>
          </table:table-cell>
          <table:table-cell table:style-name="ce7" office:value-type="string" calcext:value-type="string">
            <text:p>Zephaniah</text:p>
          </table:table-cell>
          <table:table-cell table:style-name="ce7" office:value-type="string" calcext:value-type="string">
            <text:p>Joel</text:p>
          </table:table-cell>
          <table:table-cell table:style-name="ce7" office:value-type="string" calcext:value-type="string">
            <text:p>Theme</text:p>
          </table:table-cell>
          <table:table-cell table:style-name="ce9" office:value-type="string" calcext:value-type="string">
            <text:p>Last disobedience of Israel and scattering</text:p>
          </table:table-cell>
          <table:table-cell table:style-name="ce9" office:value-type="string" calcext:value-type="string">
            <text:p>Israel and nations in the last days</text:p>
          </table:table-cell>
          <table:table-cell table:style-name="ce9" office:value-type="string" calcext:value-type="string">
            <text:p>Final return of Israel</text:p>
          </table:table-cell>
          <table:table-cell table:style-name="ce9" office:value-type="string" calcext:value-type="string">
            <text:p>Judgment on Israel</text:p>
          </table:table-cell>
          <table:table-cell table:style-name="ce9" office:value-type="string" calcext:value-type="string">
            <text:p>Magog invasion</text:p>
          </table:table-cell>
          <table:table-cell table:style-name="ce9" office:value-type="string" calcext:value-type="string">
            <text:p>Third Temple</text:p>
          </table:table-cell>
          <table:table-cell table:style-name="ce9" office:value-type="string" calcext:value-type="string">
            <text:p>Israel awakening to Jesus Messiah</text:p>
          </table:table-cell>
          <table:table-cell table:style-name="ce9" office:value-type="string" calcext:value-type="string">
            <text:p>One world government</text:p>
          </table:table-cell>
          <table:table-cell table:style-name="ce9" office:value-type="string" calcext:value-type="string">
            <text:p>Catching away before the Lord’s return</text:p>
          </table:table-cell>
          <table:table-cell table:style-name="ce9" office:value-type="string" calcext:value-type="string">
            <text:p>Visions of Heaven</text:p>
          </table:table-cell>
          <table:table-cell table:style-name="ce9" office:value-type="string" calcext:value-type="string">
            <text:p>Second Coming &amp; Millennial Kingdom</text:p>
          </table:table-cell>
          <table:table-cell table:style-name="ce9" office:value-type="string" calcext:value-type="string">
            <text:p>Anomalies that require more study</text:p>
          </table:table-cell>
          <table:table-cell table:style-name="ce9" table:number-columns-repeated="1003"/>
        </table:table-row>
        <table:table-row table:style-name="ro2">
          <table:table-cell table:number-columns-repeated="2" table:style-name="Default" office:value-type="string" calcext:value-type="string">
            <text:p>1,2</text:p>
          </table:table-cell>
          <table:table-cell table:style-name="Default"/>
          <table:table-cell table:number-columns-repeated="2" table:style-name="Default" office:value-type="string" calcext:value-type="string">
            <text:p>1,2</text:p>
          </table:table-cell>
          <table:table-cell table:style-name="Default" table:number-columns-repeated="4"/>
          <table:table-cell office:value-type="string" calcext:value-type="string">
            <text:p>Is 1:4 sinful nation</text:p>
            <text:p>Is 1:14-18 new moons...<text:span text:style-name="T1">weary</text:span> of bearing them</text:p>
          </table:table-cell>
          <table:table-cell office:value-type="string" calcext:value-type="string">
            <text:p>Is 2:2 what will come to pass in the <text:span text:style-name="T1">latter days</text:span></text:p>
            <text:p><text:span text:style-name="T2">Is 2:8 worship the work of own hands</text:span></text:p>
            <text:p><text:span text:style-name="T3">Jer 2:36 why … </text:span><text:span text:style-name="T4">gad about</text:span><text:span text:style-name="T5"> so much to change</text:span></text:p>
          </table:table-cell>
          <table:table-cell/>
          <table:table-cell office:value-type="string" calcext:value-type="string">
            <text:p><text:span text:style-name="T6">Jer 1:14 invaders from the </text:span><text:span text:style-name="T7">north</text:span></text:p>
          </table:table-cell>
          <table:table-cell table:number-columns-repeated="2"/>
          <table:table-cell office:value-type="string" calcext:value-type="string">
            <text:p>Jer 2:26 As...<text:span text:style-name="T1">thief</text:span>...ashamed when found out</text:p>
          </table:table-cell>
          <table:table-cell office:value-type="string" calcext:value-type="string">
            <text:p><text:span text:style-name="T3">Dan 2:43 </text:span><text:span text:style-name="T4">they will mingle</text:span><text:span text:style-name="T5"> with the seed of men</text:span></text:p>
          </table:table-cell>
          <table:table-cell/>
          <table:table-cell office:value-type="string" calcext:value-type="string">
            <text:p>Ez 1:4-28 is like Rev 4:2-8 <text:span text:style-name="T1">throne of the Lord</text:span>, but described in opposite directions, pointing forward and backward to God in the center.</text:p>
          </table:table-cell>
          <table:table-cell office:value-type="string" calcext:value-type="string">
            <text:p>Dan 2:45 <text:span text:style-name="T1">Stone … </text:span><text:span text:style-name="T11">cut without, like </text:span><text:span text:style-name="T1">Matt 21:42</text:span><text:span text:style-name="T11"> builder’s rejected, </text:span><text:span text:style-name="T1">Ps 118</text:span></text:p>
          </table:table-cell>
          <table:table-cell office:value-type="string" calcext:value-type="string">
            <text:p>Dan 2:4b-7:28 in <text:span text:style-name="T1">Aramaic</text:span>, following "spoke to the king in Aramaic"</text:p>
          </table:table-cell>
          <table:table-cell table:number-columns-repeated="1003"/>
        </table:table-row>
        <table:table-row table:style-name="ro2">
          <table:table-cell table:number-columns-repeated="2" table:style-name="Default" office:value-type="string" calcext:value-type="string">
            <text:p>3,4</text:p>
          </table:table-cell>
          <table:table-cell table:style-name="Default"/>
          <table:table-cell table:number-columns-repeated="2" table:style-name="Default" office:value-type="string" calcext:value-type="string">
            <text:p>3,4</text:p>
          </table:table-cell>
          <table:table-cell table:style-name="Default" table:number-columns-repeated="4"/>
          <table:table-cell office:value-type="string" calcext:value-type="string">
            <text:p>Jer 3 return to me…played harlot… no <text:span text:style-name="T1">latter rain</text:span></text:p>
          </table:table-cell>
          <table:table-cell office:value-type="string" calcext:value-type="string">
            <text:p>Is 3:4 children...princes, babies rule</text:p>
            <text:p>Is 4:1 seven women … one man</text:p>
            <text:p><text:span text:style-name="T3">Dan 4 Nebuchadnezzar (world system) is “cut down” and loses mind for </text:span><text:span text:style-name="T4">seven </text:span><text:span text:style-name="T5">years, after which he finally recognizes God</text:span></text:p>
          </table:table-cell>
          <table:table-cell office:value-type="string" calcext:value-type="string">
            <text:p>Jer 3 when multiplied...increased <text:span text:style-name="T1">in land</text:span>...ark of covenant shall not come to mind</text:p>
          </table:table-cell>
          <table:table-cell office:value-type="string" calcext:value-type="string">
            <text:p>Jer 4:6 disaster from the <text:span text:style-name="T1">north</text:span></text:p>
            <text:p><text:span text:style-name="T11">Ez 4:16-17 waste away for lack of bread</text:span></text:p>
          </table:table-cell>
          <table:table-cell table:number-columns-repeated="2"/>
          <table:table-cell office:value-type="string" calcext:value-type="string">
            <text:p>Is 4:2-6 <text:span text:style-name="T1">Branch</text:span>...glorious, those of Israel who have <text:span text:style-name="T1">escaped</text:span><text:span text:style-name="T11">, cloud by day fire by night</text:span></text:p>
          </table:table-cell>
          <table:table-cell office:value-type="string" calcext:value-type="string">
            <text:p>Dan 3:3 image, type of image set up by the antichrist</text:p>
            <text:p>Dan 3:25, fourth man in fire is Son of God, Daniel is abscent (represents church?)</text:p>
          </table:table-cell>
          <table:table-cell/>
          <table:table-cell office:value-type="string" calcext:value-type="string">
            <text:p>Ez 3:12-13 voice...of Lord, noise...wings...living creatures</text:p>
            <text:p>Ez 3:17 made you a watchmen (literally man tasked with looking)</text:p>
            <text:p/>
          </table:table-cell>
          <table:table-cell office:value-type="string" calcext:value-type="string">
            <text:p><text:span text:style-name="T3">Jer 3 Jerusalem...Throne of Lord...</text:span><text:span text:style-name="T4">all nations</text:span><text:span text:style-name="T5"> gathered to it</text:span></text:p>
          </table:table-cell>
          <table:table-cell office:value-type="string" calcext:value-type="string">
            <text:p>Jer 4:16 watchers (keepers) from a far country</text:p>
          </table:table-cell>
          <table:table-cell table:number-columns-repeated="1003"/>
        </table:table-row>
        <table:table-row table:style-name="ro3">
          <table:table-cell table:number-columns-repeated="2" table:style-name="Default" office:value-type="string" calcext:value-type="string">
            <text:p>5,6</text:p>
          </table:table-cell>
          <table:table-cell table:style-name="Default"/>
          <table:table-cell table:number-columns-repeated="2" table:style-name="Default" office:value-type="string" calcext:value-type="string">
            <text:p>5,6</text:p>
          </table:table-cell>
          <table:table-cell table:style-name="Default" table:number-columns-repeated="4"/>
          <table:table-cell office:value-type="string" calcext:value-type="string">
            <text:p>Is 5:1-7 <text:span text:style-name="T1">vineyard</text:span> of the Messiah, similar to parable in Matt 21:33-44, first verse almost identical</text:p>
            <text:p>Is 5:20 call evil good and good evil</text:p>
            <text:p>Jer 5 if you can find… anyone who seeks truth… I will pardon her</text:p>
            <text:p/>
          </table:table-cell>
          <table:table-cell office:value-type="string" calcext:value-type="string">
            <text:p>Jer 6:14 <text:span text:style-name="T1">peace, peace</text:span>, when there is no peace (similar to 1 Thess 5:3)</text:p>
            <text:p/>
          </table:table-cell>
          <table:table-cell office:value-type="string" calcext:value-type="string">
            <text:p>Is 6:11-13 how long? ...yet a tenth… <text:span text:style-name="T1">will return</text:span> ...whose stump remains…</text:p>
            <text:p>Jer 5:18 Nevertheless… I will <text:span text:style-name="T1">not</text:span> make a complete <text:span text:style-name="T1">end</text:span> of you</text:p>
            <text:p>Ez 6:8 I will leave a <text:span text:style-name="T1">remnant</text:span>… when you are <text:span text:style-name="T1">scattered</text:span> through the countries</text:p>
            <text:p/>
          </table:table-cell>
          <table:table-cell office:value-type="string" calcext:value-type="string">
            <text:p>Jer 6:1 disaster ...out of <text:span text:style-name="T1">north</text:span></text:p>
            <text:p><text:span text:style-name="T11">Ez 5:14-15 reproach among the nations</text:span></text:p>
            <text:p><text:span text:style-name="T11">Ez 6:14 land desolate</text:span></text:p>
            <text:p/>
          </table:table-cell>
          <table:table-cell table:number-columns-repeated="5"/>
          <table:table-cell office:value-type="string" calcext:value-type="string">
            <text:p>Is 6 (whole chap) Lord...on his <text:span text:style-name="T1">throne</text:span>… train of His robe filled the temple, similar description of seraphim</text:p>
            <text:p/>
          </table:table-cell>
          <table:table-cell table:number-columns-repeated="1005"/>
        </table:table-row>
        <table:table-row table:style-name="ro4">
          <table:table-cell table:number-columns-repeated="2" table:style-name="Default" office:value-type="string" calcext:value-type="string">
            <text:p>7,8</text:p>
          </table:table-cell>
          <table:table-cell table:style-name="Default"/>
          <table:table-cell table:number-columns-repeated="2" table:style-name="Default" office:value-type="string" calcext:value-type="string">
            <text:p>7,8</text:p>
          </table:table-cell>
          <table:table-cell table:style-name="Default" table:number-columns-repeated="4"/>
          <table:table-cell office:value-type="string" calcext:value-type="string">
            <text:p>Is 7:16 before <text:span text:style-name="T1">The Child</text:span>… land... forsaken by both her kings</text:p>
            <text:p>Is 7:24 all the <text:span text:style-name="T1">land</text:span> will become briers and thorns</text:p>
            <text:p>Is 8:14 as a <text:span text:style-name="T1">sanctuary</text:span>… a <text:span text:style-name="T1">stone</text:span> of stumbling</text:p>
            <text:p>Jer 7:34 <text:span text:style-name="T1">land</text:span> shall be desolate</text:p>
            <text:p>Ez 7:5 a … <text:span text:style-name="T1">singular</text:span> disaster</text:p>
            <text:p>Ez 7:19 <text:span text:style-name="T1">silver...gold</text:span>...will not deliver them</text:p>
            <text:p>Ez 8:16 backs toward temple, worshiping sun to <text:span text:style-name="T1">east</text:span></text:p>
            <text:p/>
          </table:table-cell>
          <table:table-cell office:value-type="string" calcext:value-type="string">
            <text:p>Is 8:11 <text:span text:style-name="T1">peace, peace,</text:span> when there is no peace.</text:p>
          </table:table-cell>
          <table:table-cell table:number-columns-repeated="5"/>
          <table:table-cell office:value-type="string" calcext:value-type="string">
            <text:p>Dan 7 four beasts, last beast is obviously antichrist.  (Babylon, persia, greece or US, USSR, EU?)</text:p>
            <text:p>Dan 7:7 trampling the <text:span text:style-name="T1">residue</text:span><text:span text:style-name="T11"> (h7611, which is also remnant)</text:span></text:p>
            <text:p>Dan 8 antichrist will be a type of antiochus epiphanes</text:p>
          </table:table-cell>
          <table:table-cell/>
          <table:table-cell office:value-type="string" calcext:value-type="string">
            <text:p>Ez 8:2 like color of <text:span text:style-name="T1">amber</text:span></text:p>
            <text:p>Dan 7:9-14 <text:span text:style-name="T1">white</text:span> as snow...throne...wheels...<text:span text:style-name="T1">books</text:span> opened...coming with the <text:span text:style-name="T1">clouds</text:span></text:p>
            <text:p/>
          </table:table-cell>
          <table:table-cell table:number-columns-repeated="1005"/>
        </table:table-row>
        <table:table-row table:style-name="ro5">
          <table:table-cell table:number-columns-repeated="2" table:style-name="Default" office:value-type="string" calcext:value-type="string">
            <text:p>9,10</text:p>
          </table:table-cell>
          <table:table-cell table:style-name="Default"/>
          <table:table-cell table:number-columns-repeated="2" table:style-name="Default" office:value-type="string" calcext:value-type="string">
            <text:p>9,10</text:p>
          </table:table-cell>
          <table:table-cell table:style-name="Default" table:number-columns-repeated="4"/>
          <table:table-cell office:value-type="string" calcext:value-type="string">
            <text:p>Jer 9:16 <text:span text:style-name="T1">scatter</text:span> them also among the <text:span text:style-name="T1">gentiles</text:span></text:p>
            <text:p/>
          </table:table-cell>
          <table:table-cell office:value-type="string" calcext:value-type="string">
            <text:p>Is 9:2-3 the people who walked in <text:span text:style-name="T1">darkness</text:span> have seen a great <text:span text:style-name="T1">light</text:span>… multiplied the <text:span text:style-name="T1">nation</text:span> and increased its joy</text:p>
            <text:p/>
          </table:table-cell>
          <table:table-cell office:value-type="string" calcext:value-type="string">
            <text:p>Is 10:20-23 in that <text:span text:style-name="T1">day</text:span>… <text:span text:style-name="T1">remnant</text:span> will return</text:p>
            <text:p>Dan 9:24 seventy weeks...<text:span text:style-name="T1">your people</text:span>…end of sins… to bring everlasting righteousness</text:p>
          </table:table-cell>
          <table:table-cell table:number-columns-repeated="2"/>
          <table:table-cell office:value-type="string" calcext:value-type="string">
            <text:p>Dan 9:27 middle of the week… he shall bring an end to <text:span text:style-name="T1">sacrifice</text:span> and <text:span text:style-name="T1">offering</text:span></text:p>
            <text:p/>
          </table:table-cell>
          <table:table-cell/>
          <table:table-cell office:value-type="string" calcext:value-type="string">
            <text:p>Dan 9:26-27 people of the <text:span text:style-name="T1">prince who is to come</text:span>… abominations… makes desolate</text:p>
            <text:p/>
          </table:table-cell>
          <table:table-cell/>
          <table:table-cell office:value-type="string" calcext:value-type="string">
            <text:p>Ez 10 cherubim...firmament...throne...wheels...God of Israel…same as...by river Chebar.</text:p>
            <text:p>Dan 10:5-6 similar to <text:span text:style-name="T1">vision of Jesus</text:span> glorified, like John’s in Revelation (seem to be The Lord and the angel Gabriel together, who trade off talking to Daniel)</text:p>
            <text:p/>
          </table:table-cell>
          <table:table-cell office:value-type="string" calcext:value-type="string">
            <text:p>Is 9:6-7 <text:span text:style-name="T1">Child</text:span> is born… <text:span text:style-name="T1">Son</text:span> is given… government upon His <text:span text:style-name="T1">shoulder</text:span>… government and <text:span text:style-name="T1">peace</text:span>… no end</text:p>
            <text:p/>
          </table:table-cell>
          <table:table-cell table:number-columns-repeated="1004"/>
        </table:table-row>
        <table:table-row table:style-name="ro6">
          <table:table-cell table:number-columns-repeated="2" table:style-name="Default" office:value-type="string" calcext:value-type="string">
            <text:p>11,12</text:p>
          </table:table-cell>
          <table:table-cell table:style-name="Default"/>
          <table:table-cell table:number-columns-repeated="2" table:style-name="Default" office:value-type="string" calcext:value-type="string">
            <text:p>11,12</text:p>
          </table:table-cell>
          <table:table-cell table:style-name="Default" table:number-columns-repeated="4"/>
          <table:table-cell office:value-type="string" calcext:value-type="string">
            <text:p>Jer 11:19 (Messianic?) like a <text:span text:style-name="T1">docile lamb</text:span>… destroy the tree with its fruit...<text:span text:style-name="T1">cut him off</text:span> from land of the living</text:p>
            <text:p>Jer 12:5 <text:span text:style-name="T1">footman</text:span>… how will you contend with <text:span text:style-name="T1">horses</text:span>?</text:p>
            <text:p><text:span text:style-name="T2">Ez 12 carried away into captivity… scatter to every wind… spare a few</text:span></text:p>
          </table:table-cell>
          <table:table-cell office:value-type="string" calcext:value-type="string">
            <text:p>Dan 11-12 geopolitics referencing antiachus epiphanes as a prototype and pointing to the final antichrist</text:p>
          </table:table-cell>
          <table:table-cell office:value-type="string" calcext:value-type="string">
            <text:p>Is 11:11-16 <text:span text:style-name="T1">second time</text:span> to recover the <text:span text:style-name="T1">remnant</text:span> of His people… banner for the nations… dispersed… four corners of the earth</text:p>
            <text:p>Jer 12:14-17 <text:span text:style-name="T1">neighbors</text:span> who touch the <text:span text:style-name="T1">inheritance</text:span>… pluck them out… <text:span text:style-name="T1">bring them back</text:span></text:p>
            <text:p>Ez 11:13-21 Although I have cast them <text:span text:style-name="T1">far off among the Gentiles</text:span>… <text:span text:style-name="T1">scattered</text:span> them among the countries… little sanctuary in the countries…<text:span text:style-name="T1"> I will gather you</text:span> from the peoples, assemble… from...countries...scattered… I <text:span text:style-name="T1">will give you the land of Israel</text:span>.</text:p>
            <text:p/>
          </table:table-cell>
          <table:table-cell table:number-columns-repeated="6"/>
          <table:table-cell office:value-type="string" calcext:value-type="string">
            <text:p>Ez 11:22-23 cherubim lifted up their wings… wheels… glory of God… went up</text:p>
            <text:p/>
          </table:table-cell>
          <table:table-cell office:value-type="string" calcext:value-type="string">
            <text:p>Is 11:1-10 a <text:span text:style-name="T1">Branch</text:span>… <text:span text:style-name="T1">rod</text:span> of His mouth… wolf...dwell…with lamb</text:p>
            <text:p>Is 12 in that day… He also has become <text:span text:style-name="T1">my</text:span> <text:span text:style-name="T1">salvation</text:span></text:p>
            <text:p/>
          </table:table-cell>
          <table:table-cell table:number-columns-repeated="1004"/>
        </table:table-row>
        <table:table-row table:style-name="ro7">
          <table:table-cell table:number-columns-repeated="2" table:style-name="Default" office:value-type="string" calcext:value-type="string">
            <text:p>13,14</text:p>
          </table:table-cell>
          <table:table-cell table:style-name="Default"/>
          <table:table-cell table:style-name="Default" office:value-type="string" calcext:value-type="string">
            <text:p>13,14</text:p>
          </table:table-cell>
          <table:table-cell table:style-name="Default"/>
          <table:table-cell table:style-name="Default" office:value-type="string" calcext:value-type="string">
            <text:p>1,2</text:p>
          </table:table-cell>
          <table:table-cell table:style-name="Default" table:number-columns-repeated="3"/>
          <table:table-cell office:value-type="string" calcext:value-type="string">
            <text:p>Ez 14:14,20 Even if these 3 men...Noah, Daniel, Job</text:p>
            <text:p/>
          </table:table-cell>
          <table:table-cell/>
          <table:table-cell office:value-type="string" calcext:value-type="string">
            <text:p>Is 14:1 Lord will have mercy on Jacob...still choose Israel…settle...own land</text:p>
            <text:p>Ez 14:22 Left in it a remnant</text:p>
            <text:p><text:span text:style-name="T2">Zech 1:12-17 how long…? ...returning to Jerusalem with mercy; My house shall be built in it… cities again… again choose Jerusalem.</text:span></text:p>
            <text:p><text:span text:style-name="T6">Zech 2:4-8 Jerusalem shall be inhabited as towns without walls… flee from land of the north… escape...daughter of Babylon… the nations which plunder you… he who touches you touches the </text:span><text:span text:style-name="T7">apple of His eye</text:span></text:p>
            <text:p/>
            <text:p/>
          </table:table-cell>
          <table:table-cell table:number-columns-repeated="3"/>
          <table:table-cell office:value-type="string" calcext:value-type="string">
            <text:p><text:span text:style-name="T2">Zech 2:10 I will dwell in your midst</text:span></text:p>
            <text:p/>
          </table:table-cell>
          <table:table-cell table:number-columns-repeated="3"/>
          <table:table-cell office:value-type="string" calcext:value-type="string">
            <text:p>Is 13:9 day of the Lord… stars… will not give their light</text:p>
            <text:p><text:span text:style-name="T2">Zech 2:11 many nations joined to the Lord in that day</text:span></text:p>
            <text:p/>
          </table:table-cell>
          <table:table-cell table:number-columns-repeated="1004"/>
        </table:table-row>
        <table:table-row table:style-name="ro8">
          <table:table-cell table:number-columns-repeated="2" table:style-name="Default" office:value-type="string" calcext:value-type="string">
            <text:p>15,16</text:p>
          </table:table-cell>
          <table:table-cell table:style-name="Default"/>
          <table:table-cell table:style-name="Default" office:value-type="string" calcext:value-type="string">
            <text:p>15,16</text:p>
          </table:table-cell>
          <table:table-cell table:style-name="Default"/>
          <table:table-cell table:style-name="Default" office:value-type="string" calcext:value-type="string">
            <text:p>3,4</text:p>
          </table:table-cell>
          <table:table-cell table:style-name="Default" table:number-columns-repeated="3"/>
          <table:table-cell office:value-type="string" calcext:value-type="string">
            <text:p>Jer 15:1 Even if Moses and Samuel</text:p>
            <text:p>Ez 15:8 I will make the land desolate</text:p>
            <text:p/>
          </table:table-cell>
          <table:table-cell/>
          <table:table-cell office:value-type="string" calcext:value-type="string">
            <text:p><text:span text:style-name="T6">Jer 16:14-15 days are coming… it shall be no more said… land of Egypt...but… </text:span><text:span text:style-name="T7">land of north and from all the lands</text:span></text:p>
            <text:p><text:span text:style-name="T2">Ez 16:60-63 I will remember My covenant</text:span></text:p>
            <text:p/>
          </table:table-cell>
          <table:table-cell table:number-columns-repeated="3"/>
          <table:table-cell office:value-type="string" calcext:value-type="string">
            <text:p>Jer 16:21 they shall know that my name is the Lord</text:p>
            <text:p>Zech 3:8-10 My Servant the BRANCH… remove ...iniquity...in one day</text:p>
            <text:p/>
          </table:table-cell>
          <table:table-cell table:number-columns-repeated="1008"/>
        </table:table-row>
        <table:table-row table:style-name="ro6">
          <table:table-cell table:number-columns-repeated="2" table:style-name="Default" office:value-type="string" calcext:value-type="string">
            <text:p>17,18</text:p>
          </table:table-cell>
          <table:table-cell table:style-name="Default"/>
          <table:table-cell table:style-name="Default" office:value-type="string" calcext:value-type="string">
            <text:p>17,18</text:p>
          </table:table-cell>
          <table:table-cell table:style-name="Default"/>
          <table:table-cell table:style-name="Default" office:value-type="string" calcext:value-type="string">
            <text:p>5,6</text:p>
          </table:table-cell>
          <table:table-cell table:style-name="Default" table:number-columns-repeated="3"/>
          <table:table-cell office:value-type="string" calcext:value-type="string">
            <text:p>Jer 18:1-11 as the clay in the potter’s hand… O house of Israel… what Paul was referencing in Romans 9?</text:p>
            <text:p>Ez 18 soul who sins shall die… turn from his ways and live… (final state of a man, not weighing good vs. bad, is how the Lord views)</text:p>
            <text:p/>
          </table:table-cell>
          <table:table-cell office:value-type="string" calcext:value-type="string">
            <text:p>Is 17 burden against Damascus… remnant of Syria as the glory of the children of Israel… glory of Jacob will wane...in that day a man will look to his Maker</text:p>
            <text:p>Is 18 Ethiopia… in that time a present will be brought… to Mount Zion.</text:p>
            <text:p>Ez 17 babylon is the great eagle</text:p>
            <text:p>Ez 17:22-24 On the mountain height of Israel I will plant it… dry tree flourish</text:p>
            <text:p><text:span text:style-name="T3">Zech 5:5-11 (basket with lead weight) ...house of the </text:span><text:span text:style-name="T4">thief</text:span><text:span text:style-name="T5">…</text:span></text:p>
            <text:p/>
            <text:p/>
          </table:table-cell>
          <table:table-cell table:number-columns-repeated="3"/>
          <table:table-cell office:value-type="string" calcext:value-type="string">
            <text:p>Zech 6 those from afar shall come and build the temple of the Lord</text:p>
            <text:p/>
          </table:table-cell>
          <table:table-cell table:number-columns-repeated="1009"/>
        </table:table-row>
        <table:table-row table:style-name="ro9">
          <table:table-cell table:number-columns-repeated="2" table:style-name="Default" office:value-type="string" calcext:value-type="string">
            <text:p>19,20</text:p>
          </table:table-cell>
          <table:table-cell table:style-name="Default"/>
          <table:table-cell table:style-name="Default" office:value-type="string" calcext:value-type="string">
            <text:p>19,20</text:p>
          </table:table-cell>
          <table:table-cell table:style-name="Default"/>
          <table:table-cell table:style-name="Default" office:value-type="string" calcext:value-type="string">
            <text:p>7,8</text:p>
          </table:table-cell>
          <table:table-cell table:style-name="Default" table:number-columns-repeated="3"/>
          <table:table-cell office:value-type="string" calcext:value-type="string">
            <text:p>Is 19:16-25 Judah...terror to Egypt… Lord will be known in Egypt… Israel will be one of three with Egypt and Assyria</text:p>
            <text:p>Jer 19 I will bring such a catastrophe on this place… ears will tingle</text:p>
            <text:p>Ez 20:23 scatter them among the Gentiles</text:p>
            <text:p><text:span text:style-name="T2">Zech 7:14 scattered… among all the nations</text:span></text:p>
            <text:p/>
          </table:table-cell>
          <table:table-cell/>
          <table:table-cell office:value-type="string" calcext:value-type="string">
            <text:p>Ez 20:34-41 gather you out of the countries where you have been scattered</text:p>
            <text:p>Zech 8:7 save My people...east...west</text:p>
          </table:table-cell>
          <table:table-cell table:number-columns-repeated="2"/>
          <table:table-cell office:value-type="string" calcext:value-type="string">
            <text:p>Zech 8:9 You who have been hearing in these days… the temple might be built</text:p>
            <text:p/>
          </table:table-cell>
          <table:table-cell office:value-type="string" calcext:value-type="string">
            <text:p>Zech 8 I will return to Zion and dwell in the midst of Jerusalem</text:p>
            <text:p/>
          </table:table-cell>
          <table:table-cell table:number-columns-repeated="1008"/>
        </table:table-row>
        <table:table-row table:style-name="ro2">
          <table:table-cell table:number-columns-repeated="2" table:style-name="Default" office:value-type="string" calcext:value-type="string">
            <text:p>21,22</text:p>
          </table:table-cell>
          <table:table-cell table:style-name="Default"/>
          <table:table-cell table:style-name="Default" office:value-type="string" calcext:value-type="string">
            <text:p>21,22</text:p>
          </table:table-cell>
          <table:table-cell table:style-name="Default"/>
          <table:table-cell table:style-name="Default" office:value-type="string" calcext:value-type="string">
            <text:p>9,10</text:p>
          </table:table-cell>
          <table:table-cell table:style-name="Default" table:number-columns-repeated="3"/>
          <table:table-cell office:value-type="string" calcext:value-type="string">
            <text:p>Ez 22:15 scatter you among the natoins</text:p>
            <text:p/>
          </table:table-cell>
          <table:table-cell office:value-type="string" calcext:value-type="string">
            <text:p>Zech 9:14-16 His arrow will go forth like lightning</text:p>
            <text:p/>
          </table:table-cell>
          <table:table-cell office:value-type="string" calcext:value-type="string">
            <text:p>Zech 10:6-12 will strengthen Judah…  save Joseph… bring them back… as though I had not cast them aside … whistle for them and gather them</text:p>
            <text:p/>
          </table:table-cell>
          <table:table-cell table:number-columns-repeated="1012"/>
        </table:table-row>
        <table:table-row table:style-name="ro10">
          <table:table-cell table:number-columns-repeated="2" table:style-name="Default" office:value-type="string" calcext:value-type="string">
            <text:p>23,24</text:p>
          </table:table-cell>
          <table:table-cell table:style-name="Default"/>
          <table:table-cell table:style-name="Default" office:value-type="string" calcext:value-type="string">
            <text:p>23,24</text:p>
          </table:table-cell>
          <table:table-cell table:style-name="Default"/>
          <table:table-cell table:style-name="Default" office:value-type="string" calcext:value-type="string">
            <text:p>11,12</text:p>
          </table:table-cell>
          <table:table-cell table:style-name="Default" table:number-columns-repeated="3"/>
          <table:table-cell office:value-type="string" calcext:value-type="string">
            <text:p>Zech 11:12-13 thirty pieces of silver… throw it to the potter...break the brotherhood between judah and israel.</text:p>
          </table:table-cell>
          <table:table-cell office:value-type="string" calcext:value-type="string">
            <text:p>Is 23:15-18 in <text:span text:style-name="T1">that day</text:span>… Tyre… forgotten <text:span text:style-name="T1">seventy years</text:span></text:p>
            <text:p>Is 24 the earth is violently broken… in <text:span text:style-name="T1">that day</text:span>… the the Lord will punish… kings of the earth …. gathered together, as prisoners are gathered in the pit… Lord of hosts will reign on mount Zion</text:p>
            <text:p>Zech 11:15-17 foolish shepherd… woe to the <text:span text:style-name="T1">worthless shepherd…</text:span> a sword against his arm and right eye</text:p>
            <text:p>Zech 12:1-9 Jerusalem a <text:span text:style-name="T1">cup of drunkenness</text:span> to all surrounding peoples</text:p>
            <text:p/>
            <text:p/>
            <text:p/>
          </table:table-cell>
          <table:table-cell office:value-type="string" calcext:value-type="string">
            <text:p>Jer 23:3 I will <text:span text:style-name="T1">gather the remnant</text:span> of My flock out of all countries where I have driven them…</text:p>
            <text:p>Jer 23:7-8 no longer say… from the land of Egypt… brought up and led… from… <text:span text:style-name="T1">north country</text:span>… all the countries</text:p>
            <text:p/>
          </table:table-cell>
          <table:table-cell table:number-columns-repeated="3"/>
          <table:table-cell office:value-type="string" calcext:value-type="string">
            <text:p>Jer 23:5-8 I will raise to David a Branch… execute judgment… </text:p>
            <text:p>Zech 12:10-13:3 <text:span text:style-name="T1">I will pour out</text:span> on the house of David… <text:span text:style-name="T1">Spirit</text:span> of grace and supplication</text:p>
            <text:p/>
          </table:table-cell>
          <table:table-cell table:number-columns-repeated="1008"/>
        </table:table-row>
        <table:table-row table:style-name="ro9">
          <table:table-cell table:number-columns-repeated="2" table:style-name="Default" office:value-type="string" calcext:value-type="string">
            <text:p>25,26</text:p>
          </table:table-cell>
          <table:table-cell table:style-name="Default"/>
          <table:table-cell table:style-name="Default" office:value-type="string" calcext:value-type="string">
            <text:p>25,26</text:p>
          </table:table-cell>
          <table:table-cell table:style-name="Default"/>
          <table:table-cell table:style-name="Default" office:value-type="string" calcext:value-type="string">
            <text:p>13,14</text:p>
          </table:table-cell>
          <table:table-cell table:style-name="Default" table:number-columns-repeated="3"/>
          <table:table-cell office:value-type="string" calcext:value-type="string">
            <text:p>Jer 26:18 Micah of Moresheth… Jerusalem shall become a heap of ruins</text:p>
            <text:p/>
          </table:table-cell>
          <table:table-cell office:value-type="string" calcext:value-type="string">
            <text:p>Zech 13:8-9 one-third through the fire… refine them</text:p>
            <text:p>Is 26:20 come my people, enter your chambers,...the Lord comes out of His place to punish the inhabitants of the earth</text:p>
            <text:p>Ez 25:14 I will lay My vengeance on Edom by the hand of My people Israel</text:p>
            <text:p/>
          </table:table-cell>
          <table:table-cell table:number-columns-repeated="8"/>
          <table:table-cell office:value-type="string" calcext:value-type="string">
            <text:p>Zech 14 gather all nations to battle against Jerusalem… in that day His feet will stand on the Mount of Olives… split in two...living waters shall flow from Jerusalem</text:p>
            <text:p>Jer 25:15-38 wine cup of fury...all the nations...Lord will roar from on high...all the inhabitants of the earth… Lord has a controversy with the nations… the slain of the Lord… one end of earth to another</text:p>
            <text:p/>
          </table:table-cell>
          <table:table-cell table:number-columns-repeated="1004"/>
        </table:table-row>
        <table:table-row table:style-name="ro11">
          <table:table-cell table:number-columns-repeated="2" table:style-name="Default" office:value-type="string" calcext:value-type="string">
            <text:p>27,28</text:p>
          </table:table-cell>
          <table:table-cell table:style-name="Default"/>
          <table:table-cell table:style-name="Default" office:value-type="string" calcext:value-type="string">
            <text:p>27,28</text:p>
          </table:table-cell>
          <table:table-cell table:style-name="Default" table:number-columns-repeated="2"/>
          <table:table-cell table:style-name="Default" office:value-type="string" calcext:value-type="string">
            <text:p>1,2</text:p>
          </table:table-cell>
          <table:table-cell table:style-name="Default" table:number-columns-repeated="2"/>
          <table:table-cell/>
          <table:table-cell office:value-type="string" calcext:value-type="string">
            <text:p><text:span text:style-name="T2">Is 27:6 take root in Jacob… Israel… blossom and bud… fill the face of the world with fruit</text:span></text:p>
            <text:p><text:span text:style-name="T2">Is 28:5 in that day… Lord… crown of glory...remnant of His people</text:span></text:p>
            <text:p/>
          </table:table-cell>
          <table:table-cell office:value-type="string" calcext:value-type="string">
            <text:p><text:span text:style-name="T2">Is 27:12 gathered one by one, O you children of Israel</text:span></text:p>
            <text:p>Ez 28:25-26 gathered...from people among whom they are scattered… </text:p>
            <text:p><text:span text:style-name="T8">Zeph 2:4-15 Gaza forsaken… Ashkelon desolate… coast shall be for the remnant of the house of Judah… Lord their God will intervene for them and return their captives</text:span></text:p>
            <text:p/>
          </table:table-cell>
          <table:table-cell table:number-columns-repeated="7"/>
          <table:table-cell office:value-type="string" calcext:value-type="string">
            <text:p>Is 28:16 I lay in Zion… cornerstone.. foundation… whoever believes</text:p>
            <text:p><text:span text:style-name="T2">Zeph 1 consume everything… day of the Lord… great day of the Lord… day is a day of wrath</text:span></text:p>
            <text:p><text:span text:style-name="T2">Zeph 2:1-3 day of the Lord’s anger… seek the Lord… may be that you will be hidden… day of the Lord’s anger</text:span></text:p>
            <text:p><text:span text:style-name="T2"/></text:p>
          </table:table-cell>
          <table:table-cell office:value-type="string" calcext:value-type="string">
            <text:p>Ez 28 king of tyre somehow symbolic of fall of satan… sidon something similar to babylon metaphor… </text:p>
          </table:table-cell>
          <table:table-cell table:number-columns-repeated="1003"/>
        </table:table-row>
        <table:table-row table:style-name="ro12">
          <table:table-cell table:number-columns-repeated="2" table:style-name="Default" office:value-type="string" calcext:value-type="string">
            <text:p>29,30</text:p>
          </table:table-cell>
          <table:table-cell table:style-name="Default" table:number-columns-repeated="4"/>
          <table:table-cell table:style-name="Default" office:value-type="float" office:value="3" calcext:value-type="float">
            <text:p>3</text:p>
          </table:table-cell>
          <table:table-cell table:style-name="Default" office:value-type="float" office:value="1" calcext:value-type="float">
            <text:p>1</text:p>
          </table:table-cell>
          <table:table-cell table:style-name="Default"/>
          <table:table-cell office:value-type="string" calcext:value-type="string">
            <text:p>Is 29:13-16 these people draw near to me with their mouths… hearts far from me… potter esteemed as the clay… thing made say of him who made it, He did not make me?</text:p>
            <text:p>Is 30:13-14 high wall… breaking comes suddenly… He shall break it like the breaking of the potter’s vessel</text:p>
            <text:p>Zeph 3:1 woe to her… rebellious… oppressing city</text:p>
            <text:p/>
            <text:p/>
          </table:table-cell>
          <table:table-cell office:value-type="string" calcext:value-type="string">
            <text:p>Ez 29 scatter Egyptians among the nations… forty years… gather the Egyptians from the peoples</text:p>
            <text:p>Ez 30:3 Day of the Lord is near… day of clouds… time of the Gentiles</text:p>
            <text:p>Ez 30:23,26 scatter the Egyptians among the nations… </text:p>
          </table:table-cell>
          <table:table-cell office:value-type="string" calcext:value-type="string">
            <text:p><text:span text:style-name="T2">Jer 29:14-18 gather...from all the nations… places...driven you… curse...astonishment...hissing...reproach… all the nations</text:span></text:p>
            <text:p><text:span text:style-name="T9">Jer 30:3-24 days are coming ...bring back from captivity return to the land… full end to the nations where I have scattered you… in the latter days</text:span></text:p>
            <text:p><text:span text:style-name="T10">Zeph 3:20 bring you back… at the time I gather you… When I return your captives before your eyes</text:span></text:p>
            <text:p><text:span text:style-name="T10"/></text:p>
          </table:table-cell>
          <table:table-cell table:number-columns-repeated="3"/>
          <table:table-cell office:value-type="string" calcext:value-type="string">
            <text:p>Is 29:17-24 very little while… Lebanon… fruitful field… in that day… deaf shall hear… book… blind… obscurity… out of darkness… they will hallow My name… Holy One of Jacob</text:p>
            <text:p>Is 30:18-26 people shall dwell in Zion… weep no more… in that day</text:p>
            <text:p/>
          </table:table-cell>
          <table:table-cell table:number-columns-repeated="3"/>
          <table:table-cell office:value-type="string" calcext:value-type="string">
            <text:p>Zeph 3:5-20 cut off nations… no inhabitant… the day I rise up for plunder… gather the nations… earth… devoured… all may call on the name of the Lord… leave in your midst a meek and humble people… trust in the name of the Lord… remnant of Israel… in that day… Jerusalem</text:p>
            <text:p>Joel 1:15 day of the Lord is at hand… destruction from the Almighty</text:p>
            <text:p/>
          </table:table-cell>
          <table:table-cell table:number-columns-repeated="1004"/>
        </table:table-row>
        <table:table-row table:style-name="ro13">
          <table:table-cell table:style-name="Default" table:number-columns-repeated="7"/>
          <table:table-cell table:style-name="Default" office:value-type="string" calcext:value-type="string">
            <text:p>2,3</text:p>
          </table:table-cell>
          <table:table-cell table:style-name="Default"/>
          <table:table-cell table:number-columns-repeated="1015"/>
        </table:table-row>
        <table:table-row table:style-name="ro13" table:number-rows-repeated="4">
          <table:table-cell table:style-name="Default" table:number-columns-repeated="9"/>
          <table:table-cell table:number-columns-repeated="1015"/>
        </table:table-row>
        <table:table-row table:style-name="ro13" table:number-rows-repeated="1048554">
          <table:table-cell table:number-columns-repeated="1024"/>
        </table:table-row>
        <table:table-row table:style-name="ro1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2-17">00/00/0000</text:date>, <text:time style:data-style-name="N2" text:time-value="07:47:14.41713564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12T07:28:30.837772125</meta:creation-date>
    <dc:date>2022-12-17T08:59:16.823714527</dc:date>
    <meta:editing-duration>P15DT4H16M30S</meta:editing-duration>
    <meta:editing-cycles>65</meta:editing-cycles>
    <meta:generator>LibreOffice/6.4.7.2$Linux_X86_64 LibreOffice_project/40$Build-2</meta:generator>
    <meta:document-statistic meta:table-count="1" meta:cell-count="153" meta:object-count="0"/>
  </office:meta>
</office:document-meta>
</file>